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Times" svg:font-family="Times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1.4764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8.1571in"/>
    </style:style>
    <style:style style:name="co5" style:family="table-column">
      <style:table-column-properties fo:break-before="auto" style:column-width="2.0291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9654in"/>
    </style:style>
    <style:style style:name="co8" style:family="table-column">
      <style:table-column-properties fo:break-before="auto" style:column-width="0.578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0.6028in"/>
    </style:style>
    <style:style style:name="co11" style:family="table-column">
      <style:table-column-properties fo:break-before="auto" style:column-width="0.8862in"/>
    </style:style>
    <style:style style:name="co12" style:family="table-column">
      <style:table-column-properties fo:break-before="auto" style:column-width="0.6417in"/>
    </style:style>
    <style:style style:name="co13" style:family="table-column">
      <style:table-column-properties fo:break-before="auto" style:column-width="1.1555in"/>
    </style:style>
    <style:style style:name="co14" style:family="table-column">
      <style:table-column-properties fo:break-before="auto" style:column-width="1.3098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3583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_20_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2" style:family="table-cell" style:parent-style-name="Default_20_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3" style:family="table-cell" style:parent-style-name="Default_20_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NewRomanPSMT" fo:font-size="10pt" fo:font-style="normal" fo:text-shadow="none" style:text-underline-style="none" fo:font-weight="normal" style:font-size-asian="10pt" style:font-style-asian="normal" style:font-weight-asian="normal" style:font-name-complex="TimesNewRomanPSMT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_20_1" style:data-style-name="N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ce10" style:family="table-cell" style:parent-style-name="Default_20_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" fo:font-size="10pt" fo:font-style="normal" fo:text-shadow="none" style:text-underline-style="none" fo:font-weight="normal" style:font-size-asian="10pt" style:font-style-asian="normal" style:font-weight-asian="normal" style:font-name-complex="Times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Chart 1" draw:style-name="gr1" draw:text-style-name="P1" svg:width="6.9819in" svg:height="4.3197in" svg:x="3.3705in" svg:y="30.2252in">
            <draw:object draw:notify-on-update-of-ranges="Sheet1.A143:Sheet1.A154 Sheet1.B141:Sheet1.B141 Sheet1.B143:Sheet1.B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242" table:default-cell-style-name="ce2"/>
        <table:table-column table:style-name="co14" table:number-columns-repeated="16127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Autores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Forma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etodologia1</text:p>
          </table:table-cell>
          <table:table-cell table:style-name="ce1" office:value-type="string" calcext:value-type="string">
            <text:p>Metodologia2</text:p>
          </table:table-cell>
          <table:table-cell table:style-name="ce1" office:value-type="string" calcext:value-type="string">
            <text:p>Online?</text:p>
          </table:table-cell>
          <table:table-cell table:style-name="ce1" office:value-type="string" calcext:value-type="string">
            <text:p>habilidades?</text:p>
          </table:table-cell>
          <table:table-cell table:style-name="ce1" office:value-type="string" calcext:value-type="string">
            <text:p>abstração</text:p>
          </table:table-cell>
          <table:table-cell table:style-name="ce1" office:value-type="string" calcext:value-type="string">
            <text:p>decomposição</text:p>
          </table:table-cell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Generalizacao</text:p>
          </table:table-cell>
          <table:table-cell table:style-name="ce1" office:value-type="string" calcext:value-type="string">
            <text:p>avaliação evolutiva</text:p>
          </table:table-cell>
          <table:table-cell table:style-name="ce1"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EFT</text:p>
          </table:table-cell>
          <table:table-cell table:style-name="ce4" office:value-type="string" calcext:value-type="string">
            <text:p>Os futuros professores e os professores do futuro. Os desafios da introdução ao pensamento computacional na escola, no currículo e na aprendizagem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arias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Pensamento Computacional em Sala de Aula: Desafios, Possibilidades e a Formação Docente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Kampff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Pensamento Computacional no Ensino Superior: Relato de uma oficina com professores da Universidade do Vale do Rio dos Sino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opes</text:p>
          </table:table-cell>
          <table:table-cell office:value-type="string" calcext:value-type="string">
            <text:p>Capítulo de livro</text:p>
          </table:table-cell>
          <table:table-cell table:style-name="ce4" office:value-type="string" calcext:value-type="string">
            <text:p>Pensamento Computacional no Ensino Superior: Relato sobre uma experiência de oficina com professores da Universidade do Vale do Rio dos Sino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Formação online para o desenvolvimento do Pensamento Computacional em professores de Matemática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ouzaRodrigues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Introdução do Pensamento Computacional na Formação Docente para Ensino de Robótica Educaciona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Robótica Educacional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Valente</text:p>
          </table:table-cell>
          <table:table-cell office:value-type="string" calcext:value-type="string">
            <text:p>E-Curriculum</text:p>
          </table:table-cell>
          <table:table-cell table:style-name="ce4" office:value-type="string" calcext:value-type="string">
            <text:p>INTEGRAÇÃO DO PENSAMENTO COMPUTACIONAL NO CURRÍCULO DA EDUCAÇÃO BÁSICA: DIFERENTES ESTRATÉGIAS USADAS E QUESTÕES DE FORMAÇÃO DE PROFESSORES E AVALIAÇÃO DO ALUN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Proposta e discussão</text:p>
          </table:table-cell>
          <table:table-cell office:value-type="string" calcext:value-type="string">
            <text:p>Robótica Educacional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FrançaTedesco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Pensamento computacional sob a perspectiva de licenciandos em computaçã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ilvaFrança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Pensamento computacional na formação de professores: experiências e desafios encontrados no ensino da computação em escolas públicas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z</text:p>
          </table:table-cell>
          <table:table-cell table:style-name="ce4" office:value-type="string" calcext:value-type="string">
            <text:p>ROG</text:p>
          </table:table-cell>
          <table:table-cell table:style-name="ce4" office:value-type="string" calcext:value-type="string">
            <text:p>O PENSAMENTO COMPUTACIONAL E A FORMAÇÃO CONTINUADA DE PROFESSORES: UMA EXPERIÊNCIA COM AS TIC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angenheim</text:p>
          </table:table-cell>
          <table:table-cell office:value-type="string" calcext:value-type="string">
            <text:p>JCSS</text:p>
          </table:table-cell>
          <table:table-cell table:style-name="ce4" office:value-type="string" calcext:value-type="string">
            <text:p>Motivating Teachers to Teach Computing in Middle School A Case Study of a Physical Computing Taster Workshop for K-12 Teacher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Robótica Educacional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CostaCavalcante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Um Estudo Exploratório da Aplicação de Pensamento Computacional Baseado nas Perspectivas de Professores do Ensino Médio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Proposta e discussão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Vasconcelos</text:p>
          </table:table-cell>
          <table:table-cell office:value-type="string" calcext:value-type="string">
            <text:p>CIET</text:p>
          </table:table-cell>
          <table:table-cell table:style-name="ce4" office:value-type="string" calcext:value-type="string">
            <text:p>A FORMAÇÃO DE PROFESSORES DE COMPUTAÇÃO PARA ADOÇÃO APROPRIADA DE TDIC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Barros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Avaliando a Formac _a__o de Professores no Contexto do Pensamento Computaciona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Barrosb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Ana _lise de Discurso e de Conteu__do de uma Formac__a__o em Pensamento Computacional para Professore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Mandaji</text:p>
          </table:table-cell>
          <table:table-cell office:value-type="string" calcext:value-type="string">
            <text:p>CIET</text:p>
          </table:table-cell>
          <table:table-cell table:style-name="ce4" office:value-type="string" calcext:value-type="string">
            <text:p><text:s/>O PROGRAMAÊ! E A FORMAÇÃO DE PROFESSORES PARA A INTEGRAÇÃO DO PENSAMENTO COMPUTACIONAL AO CURRÍCUL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squal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PENSAMENTO COMPUTACIONAL E FORMAÇÃO DE PROFESSORES: UMA ANÁLISE A PARTIR DA PLATAFORMA CODE.ORG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Marques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Formação Continuada de Licenciados em Computação para Trabalho com Computação na Escol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ouza Albano</text:p>
          </table:table-cell>
          <table:table-cell office:value-type="string" calcext:value-type="string">
            <text:p>doutorado</text:p>
          </table:table-cell>
          <table:table-cell table:style-name="ce4" office:value-type="string" calcext:value-type="string">
            <text:p>Letramento computacional no ensino superior: reflexões e aproximações do saber/fazer em práticas de pesquisa/formação para os anos iniciais do ensino fundamental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Robótica Educacional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asqual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Pensamento Computacional: Uma Proposta de Oficina Para a Formação de Professore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Barbosa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A inserção do pensamento computacional na base nacional comum curricular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Zilio</text:p>
          </table:table-cell>
          <table:table-cell office:value-type="string" calcext:value-type="string">
            <text:p>UFRN</text:p>
          </table:table-cell>
          <table:table-cell table:style-name="ce4" office:value-type="string" calcext:value-type="string">
            <text:p>O Pensamento Computacional na formação continuada de professores que atuam no laboratório de informátic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OliveiraBittencourtA</text:p>
          </table:table-cell>
          <table:table-cell office:value-type="string" calcext:value-type="string">
            <text:p>WEI</text:p>
          </table:table-cell>
          <table:table-cell table:style-name="ce4" office:value-type="string" calcext:value-type="string">
            <text:p>Teaching Computational Thinking to K-12 Educators through Distance Learning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OliveiraBittencourtB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Designing and Evaluating a Computational Thinking Course for K-12 Brazilian Educator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civaldo</text:p>
          </table:table-cell>
          <table:table-cell office:value-type="string" calcext:value-type="string">
            <text:p>CTRL+E</text:p>
          </table:table-cell>
          <table:table-cell table:style-name="ce4" office:value-type="string" calcext:value-type="string">
            <text:p>Desafios da Tutoria em um Curso On-Line de Formação de Professores para Desenvolvimento do Raciocínio Computaciona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COMO O PROCESSO DE PRODUÇÃO DE MÍDIAS PODE CONTRIBUIR PARA A FORMAÇÃO DOCENTE?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Goulart</text:p>
          </table:table-cell>
          <table:table-cell office:value-type="string" calcext:value-type="string">
            <text:p>Olhar de Professor</text:p>
          </table:table-cell>
          <table:table-cell table:style-name="ce4" office:value-type="string" calcext:value-type="string">
            <text:p>A INTEGRAÇÃO DAS TDIC NA FORMAÇÃO INICIAL DE PROFESSORES DE MATEMÁTICA NO BRASIL: UMA ANÁLISE A PARTIR DOS PROJETOS PEDAGÓGICO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Proposta e discussã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ilvaSouza</text:p>
          </table:table-cell>
          <table:table-cell office:value-type="string" calcext:value-type="string">
            <text:p>COINTER</text:p>
          </table:table-cell>
          <table:table-cell table:style-name="ce4" office:value-type="string" calcext:value-type="string">
            <text:p>INFORMÁTICA NA EDUCAÇÃO E FORMAÇÃO DE PROFESSORES(AS) DA REDE MUNICIPAL DE GARANHUNS - PE: UMA EXPERIÊNCIA EXTENSIONIST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OliveiraPereira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Desenvolvimento do Pensamento Computacional no Ensino Superior em Ciência da Computaçã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table:style-name="Default"/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gnol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O ENSINO DE PENSAMENTO COMPUTACIONAL ATRAVÉS DE UM JOGO DE TABULEIRO EM AMBIENTE DESPLUGADO: RELATO DE EXPERIÊNCIA DE FORMAÇÃO DOCENTE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Reichert</text:p>
          </table:table-cell>
          <table:table-cell office:value-type="string" calcext:value-type="string">
            <text:p>Eurasia Journal</text:p>
          </table:table-cell>
          <table:table-cell table:style-name="ce4" office:value-type="string" calcext:value-type="string">
            <text:p>Computational Thinking in K-12: An analysis with Mathematics Teacher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Oliveira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Atividades desplugadas na formação de professores do atendimento educacional especializado: o pensamento computacional no contexto inclusiv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Barros</text:p>
          </table:table-cell>
          <table:table-cell office:value-type="string" calcext:value-type="string">
            <text:p>doutorado</text:p>
          </table:table-cell>
          <table:table-cell table:style-name="ce4" office:value-type="string" calcext:value-type="string">
            <text:p>Formação em Pensamento Computacional utilizando Scratch para Professores de Matemática e Informática da Educação Fundamenta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Corrêa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O DESENVOLVIMENTO DO PENSAMENTO COMPUTACIONAL E ALGÉBRICO NA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E-Curriculum</text:p>
          </table:table-cell>
          <table:table-cell table:style-name="ce4" office:value-type="string" calcext:value-type="string">
            <text:p>PRÁTICAS PEDAGÓGICAS REMIXADAS: RELAÇÕES ENTRE ESTRATÉGIAS PEDAGÓGICAS DA CULTURA DIGITAL E FORMAÇÃO DOCENTE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Robótica Educacional</text:p>
          </table:table-cell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imentel</text:p>
          </table:table-cell>
          <table:table-cell office:value-type="string" calcext:value-type="string">
            <text:p>VII Seminário Mídias e Educação</text:p>
          </table:table-cell>
          <table:table-cell table:style-name="ce4" office:value-type="string" calcext:value-type="string">
            <text:p>Aprendizado Ativo entre bits e átomos: Uma proposta para formação de professores no contexto do Pensamento Computaciona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Robótica Educacional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Barbosa</text:p>
          </table:table-cell>
          <table:table-cell office:value-type="string" calcext:value-type="string">
            <text:p>RBECM</text:p>
          </table:table-cell>
          <table:table-cell table:style-name="ce4" office:value-type="string" calcext:value-type="string">
            <text:p>Matemática, Pensamento Computacional e BNCC: desafios e potencialidades dos projetos de ensino e das tecnologias na formação inicial de professore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Proposta e discussão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Echenique</text:p>
          </table:table-cell>
          <table:table-cell office:value-type="string" calcext:value-type="string">
            <text:p>Revista Eixo</text:p>
          </table:table-cell>
          <table:table-cell table:style-name="ce4" office:value-type="string" calcext:value-type="string">
            <text:p>A FORMAÇÃO DE PROFESSORES PARA O ENSINO DE COMPUTAÇÃO NA EDUCAÇÃO BÁSICA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Proposta e discussão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OliveiraCambraia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Desafios na Formação de Professores de Computação: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Proposta e discussão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ulcão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FORMAÇÃO CONTINUADA EM PENSAMENTO COMPUTACIONAL PARA PROFESSORES DO ENSINO FUNDAMENTAL: COMPUTAÇÃO DESPLUGADA NAS PRÁTICAS EDUCATIVA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ulcãoMadeira</text:p>
          </table:table-cell>
          <table:table-cell office:value-type="string" calcext:value-type="string">
            <text:p>RBIE</text:p>
          </table:table-cell>
          <table:table-cell table:style-name="ce4" office:value-type="string" calcext:value-type="string">
            <text:p>Capacitando Professores no Programa Norte-rio-grandense de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Sokolonski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Uma Revisão Sobre a Formação Docente para o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Robótica Educacional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edeiros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Materiais didáticos utilizados nas formações de professores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ter</text:p>
          </table:table-cell>
          <table:table-cell table:style-name="ce4" office:value-type="string" calcext:value-type="string">
            <text:p>FORMAÇÃO INTEGRADA NA EDUCAÇÃO PROFISSIONAL E TECNOLÓGICA: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Menolli</text:p>
          </table:table-cell>
          <table:table-cell office:value-type="string" calcext:value-type="string">
            <text:p>RBIE</text:p>
          </table:table-cell>
          <table:table-cell table:style-name="ce4" office:value-type="string" calcext:value-type="string">
            <text:p>Factors Related to the Quality of Computer Science Teacher Education Courses: A Public Data Analysi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Proposta e discussão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alcão</text:p>
          </table:table-cell>
          <table:table-cell office:value-type="string" calcext:value-type="string">
            <text:p>Educomp</text:p>
          </table:table-cell>
          <table:table-cell table:style-name="ce4" office:value-type="string" calcext:value-type="string">
            <text:p>Computational Thinking for All: What Does It Mean for Teacher Education in Brazil?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OliveiraBarreto</text:p>
          </table:table-cell>
          <table:table-cell office:value-type="string" calcext:value-type="string">
            <text:p>WEI</text:p>
          </table:table-cell>
          <table:table-cell table:style-name="ce4" office:value-type="string" calcext:value-type="string">
            <text:p>A Formação Docente acerca do Pensamento Computacional na Perspectiva da Educação Inclusiva: Um Estudo sobre os Espaços de Discussão no Brasil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lmeidaAraujoA</text:p>
          </table:table-cell>
          <table:table-cell office:value-type="string" calcext:value-type="string">
            <text:p>WEI</text:p>
          </table:table-cell>
          <table:table-cell table:style-name="ce4" office:value-type="string" calcext:value-type="string">
            <text:p>Formação Docente em Pensamento Computacional: Um Mapeament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Gomes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Pensamento computacional e formação de professores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Wasserman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O fazer docente na educação básica: PC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lmeidaAraújoB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Mapeamento Sistemático: Metodologias e Ferramentas para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PERSPECTIVAS DE PROFESSORES DE MATEMÁTICA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alcãoFrança</text:p>
          </table:table-cell>
          <table:table-cell office:value-type="string" calcext:value-type="string">
            <text:p>RBIE</text:p>
          </table:table-cell>
          <table:table-cell table:style-name="ce4" office:value-type="string" calcext:value-type="string">
            <text:p>Computational Thinking Goes to School: Implications for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Proposta e discussão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ilvaFalcao</text:p>
          </table:table-cell>
          <table:table-cell office:value-type="string" calcext:value-type="string">
            <text:p>Dconte</text:p>
          </table:table-cell>
          <table:table-cell table:style-name="ce4" office:value-type="string" calcext:value-type="string">
            <text:p>Uma pesquisa documental sobre o PC nos cursos de ensino superior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3" office:value-type="string" calcext:value-type="string">
            <text:p>Dobgenski</text:p>
          </table:table-cell>
          <table:table-cell office:value-type="string" calcext:value-type="string">
            <text:p>JIEEM</text:p>
          </table:table-cell>
          <table:table-cell table:style-name="ce4" office:value-type="string" calcext:value-type="string">
            <text:p>Conhecimentos Sobre o Pensamento Computacional: um Olhar a Partir da Prática Reflexiv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elliMendonça</text:p>
          </table:table-cell>
          <table:table-cell office:value-type="string" calcext:value-type="string">
            <text:p>emd</text:p>
          </table:table-cell>
          <table:table-cell table:style-name="ce4" office:value-type="string" calcext:value-type="string">
            <text:p>APRENDIZAGEM COLABORATIVA ONLINE NA FORMAÇÃO E NA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SantosFalcaoA</text:p>
          </table:table-cell>
          <table:table-cell office:value-type="string" calcext:value-type="string">
            <text:p>RID</text:p>
          </table:table-cell>
          <table:table-cell table:style-name="ce4" office:value-type="string" calcext:value-type="string">
            <text:p>Integração do PENSAMENTO COMPUTACIONAL e das tecnologia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ariasFerreira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Pensamento Computacional e o Ensino de Matemática: um relato sobre a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A FORMAÇÃO DE PROFESSORES E O PENSAMENT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ambraiaAraujo</text:p>
          </table:table-cell>
          <table:table-cell office:value-type="string" calcext:value-type="string">
            <text:p>RBIE</text:p>
          </table:table-cell>
          <table:table-cell table:style-name="ce4" office:value-type="string" calcext:value-type="string">
            <text:p>Conhecimento Didático do Conteúdo na Formação de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Nascimento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FORMAÇÃO EAD DE PENSAMENTO COMPUTACIONAL PARA PROFESSORE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maral</text:p>
          </table:table-cell>
          <table:table-cell office:value-type="string" calcext:value-type="string">
            <text:p>Dialogia</text:p>
          </table:table-cell>
          <table:table-cell table:style-name="ce4" office:value-type="string" calcext:value-type="string">
            <text:p>Pensamento computacional e a formação docente: desafios e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edeiros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O PENSAMENTO COMPUTACIONAL NA FORMAÇÃ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ibas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DESENVOLVIMENTO DE PROPOSTA FORMATIVA EM PENSAMENT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rançaSaburido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Desenvolvendo o Pensamento Computacional por meio de Histórias: Uma Estratégia para Docentes do Ensino Básico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CostaJr</text:p>
          </table:table-cell>
          <table:table-cell office:value-type="string" calcext:value-type="string">
            <text:p>RBEPT</text:p>
          </table:table-cell>
          <table:table-cell table:style-name="ce4" office:value-type="string" calcext:value-type="string">
            <text:p>O pensamento computacional como objeto de estudo na Formaçã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erreiraAraujo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Formação de Professores e a Integração do Pensamento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Rafalski</text:p>
          </table:table-cell>
          <table:table-cell office:value-type="string" calcext:value-type="string">
            <text:p>CIET</text:p>
          </table:table-cell>
          <table:table-cell table:style-name="ce4" office:value-type="string" calcext:value-type="string">
            <text:p>PENSAMENTO COMPUTACIONAL NA FORMAÇÃO DE PROFESSORES DE CIÊNCIA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Proposta e discussão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enolliNeto</text:p>
          </table:table-cell>
          <table:table-cell office:value-type="string" calcext:value-type="string">
            <text:p>EIT</text:p>
          </table:table-cell>
          <table:table-cell table:style-name="ce4" office:value-type="string" calcext:value-type="string">
            <text:p>Computational thinking in computer science teacher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raujoSilva</text:p>
          </table:table-cell>
          <table:table-cell office:value-type="string" calcext:value-type="string">
            <text:p>NIIE</text:p>
          </table:table-cell>
          <table:table-cell table:style-name="ce4" office:value-type="string" calcext:value-type="string">
            <text:p>Pensamento Computacional na Formação de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antosFalcao</text:p>
          </table:table-cell>
          <table:table-cell office:value-type="string" calcext:value-type="string">
            <text:p>Educomp</text:p>
          </table:table-cell>
          <table:table-cell table:style-name="ce4" office:value-type="string" calcext:value-type="string">
            <text:p>Pensamento computacional e tecnologia digitais na formação de professore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afalski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MOOC com Práticas Pedagógicas de Pensamento Computacional par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Formação Continuada de Professores do Ensino Fundamental em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ocha</text:p>
          </table:table-cell>
          <table:table-cell office:value-type="string" calcext:value-type="string">
            <text:p>doutorado</text:p>
          </table:table-cell>
          <table:table-cell table:style-name="ce4" office:value-type="string" calcext:value-type="string">
            <text:p>PENSAMENTO COMPUTACIONAL PARA PROFESSORES DE MATEMÁTICA: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ostaJr</text:p>
          </table:table-cell>
          <table:table-cell office:value-type="string" calcext:value-type="string">
            <text:p>DialogosEducaçao</text:p>
          </table:table-cell>
          <table:table-cell table:style-name="ce4" office:value-type="string" calcext:value-type="string">
            <text:p>Pensamento COMPUTACIONAL: Uma RSL sobre a formação inicial de professores 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O PENSAMENTO COMPUTACIONAL NA FORMAÇÃO DE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azin</text:p>
          </table:table-cell>
          <table:table-cell office:value-type="string" calcext:value-type="string">
            <text:p>doutorado</text:p>
          </table:table-cell>
          <table:table-cell table:style-name="ce4" office:value-type="string" calcext:value-type="string">
            <text:p>PENSAMENTO COMPUTACIONAL PARA DOCENTES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TM</text:p>
          </table:table-cell>
          <table:table-cell table:style-name="ce4" office:value-type="string" calcext:value-type="string">
            <text:p>PENSAMENTO COMPUTACIONAL, MATEMÁTICA E LITERATURA EM UM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Caratti</text:p>
          </table:table-cell>
          <table:table-cell office:value-type="string" calcext:value-type="string">
            <text:p>EducarMais</text:p>
          </table:table-cell>
          <table:table-cell table:style-name="ce4" office:value-type="string" calcext:value-type="string">
            <text:p>Reflexões sobre a integração do pensamento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lmeidaAraújo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AnneBot: Um Chatbot na Formação de Docente para Auxiliar n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string" calcext:value-type="string">
            <text:p>Morais</text:p>
          </table:table-cell>
          <table:table-cell office:value-type="string" calcext:value-type="string">
            <text:p>RIES</text:p>
          </table:table-cell>
          <table:table-cell table:style-name="ce4" office:value-type="string" calcext:value-type="string">
            <text:p>Docência Universitária: Formação Docente da Área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AS TECNOLOGIAS NA CONCEPÇÃO DO PENSAMENTO COMPUTACIONAL EM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WEI</text:p>
          </table:table-cell>
          <table:table-cell table:style-name="ce4" office:value-type="string" calcext:value-type="string">
            <text:p>Desmistificando o Pensamento Computacional: relato de um workshop para Professores da Educação Básic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raujo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Microaprendizagem: pensamento computacional desplugado para professores no Instagram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ansoni</text:p>
          </table:table-cell>
          <table:table-cell office:value-type="string" calcext:value-type="string">
            <text:p>KUAB</text:p>
          </table:table-cell>
          <table:table-cell table:style-name="ce4" office:value-type="string" calcext:value-type="string">
            <text:p>Pensamento computacional e plataformização na prátic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brantesBarros</text:p>
          </table:table-cell>
          <table:table-cell office:value-type="string" calcext:value-type="string">
            <text:p>RBEPT</text:p>
          </table:table-cell>
          <table:table-cell table:style-name="ce4" office:value-type="string" calcext:value-type="string">
            <text:p>Pensamento computacional na formação de professores de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Teixeira</text:p>
          </table:table-cell>
          <table:table-cell office:value-type="string" calcext:value-type="string">
            <text:p>ETR</text:p>
          </table:table-cell>
          <table:table-cell table:style-name="ce4" office:value-type="string" calcext:value-type="string">
            <text:p>Cursos massivos, abertos e online sobre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ikuska</text:p>
          </table:table-cell>
          <table:table-cell office:value-type="string" calcext:value-type="string">
            <text:p>TE&amp;ET</text:p>
          </table:table-cell>
          <table:table-cell table:style-name="ce4" office:value-type="string" calcext:value-type="string">
            <text:p>Formação de Professores no Brasil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antos Falcao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PENSAMENTO COMPUTACIONAL NA FORMAÇÃO INICIAL DE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MedeirosTedesco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Ferramentas para o design da formação docente na Educação de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Proposta e discussão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obatoJr</text:p>
          </table:table-cell>
          <table:table-cell office:value-type="string" calcext:value-type="string">
            <text:p>EDUTEC</text:p>
          </table:table-cell>
          <table:table-cell table:style-name="ce4" office:value-type="string" calcext:value-type="string">
            <text:p>O PENSAMENTO COMPUTACIONAL NA FORMAÇÃO INICIAL E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angali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Uma reflex˜ ao sobre a inserc¸ ˜ ao do Pensamento Computaciona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avalcante</text:p>
          </table:table-cell>
          <table:table-cell office:value-type="string" calcext:value-type="string">
            <text:p>Capítulo de livro</text:p>
          </table:table-cell>
          <table:table-cell table:style-name="ce4" office:value-type="string" calcext:value-type="string">
            <text:p>REVISÃO SISTEMÁTICA SOBRE A FORMAÇÃO DE PROFESSORES DA EDUCAÇÃO BÁSICA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ires</text:p>
          </table:table-cell>
          <table:table-cell office:value-type="string" calcext:value-type="string">
            <text:p>Capítulo de livro</text:p>
          </table:table-cell>
          <table:table-cell table:style-name="ce4" office:value-type="string" calcext:value-type="string">
            <text:p>INTEGRAÇÃO DO PENSAMENTO COMPUTACIONAL NA PRÁTICA PEDAGÓGICA DO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uardaPinto</text:p>
          </table:table-cell>
          <table:table-cell office:value-type="string" calcext:value-type="string">
            <text:p>ETD</text:p>
          </table:table-cell>
          <table:table-cell table:style-name="ce4" office:value-type="string" calcext:value-type="string">
            <text:p>MOOC PARA FORMAÇÃO CONTINUADA DE PROFESSORES D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Uma Arquitetura Pedagógica para a Formação de Professores em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Baptista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PENSAMENTO COMPUTACIONAL E TEORIA DA ATIVIDADE: UMA PROPOST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ascimento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Desafios e possibilidades para a formação docente inicial e continuada em pensamento computacional: uma revisão sistemática da literatura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doutorado</text:p>
          </table:table-cell>
          <table:table-cell table:style-name="ce4" office:value-type="string" calcext:value-type="string">
            <text:p>O PENSAMENTO COMPUTACIONAL COMO ESTRATÉGIA NA FORMAÇÃO INICIAL DE PROFESSORES: UM NOVO DESIGN DE ENSINO E APRENDIZAGEM DE FÍSICA E MATEMÁTICA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liveira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Ensino da computação: uma proposta de uma formação continuada para professores dos anos iniciai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liveiraLima</text:p>
          </table:table-cell>
          <table:table-cell office:value-type="string" calcext:value-type="string">
            <text:p>Lumen</text:p>
          </table:table-cell>
          <table:table-cell table:style-name="ce4" office:value-type="string" calcext:value-type="string">
            <text:p>Formação docente e pensamento computacional: Estratégias para a implementação de tecnologias na educação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Rafalski</text:p>
          </table:table-cell>
          <table:table-cell office:value-type="string" calcext:value-type="string">
            <text:p>NIIE</text:p>
          </table:table-cell>
          <table:table-cell table:style-name="ce4" office:value-type="string" calcext:value-type="string">
            <text:p>Computational Thinking in Science Teacher Education in Brazil and Worldwide: A Systematic Literature Review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ostaJr</text:p>
          </table:table-cell>
          <table:table-cell office:value-type="string" calcext:value-type="string">
            <text:p>RBPG</text:p>
          </table:table-cell>
          <table:table-cell table:style-name="ce4" office:value-type="string" calcext:value-type="string">
            <text:p>Pensamento computacional: um panorama sobre os cursos de licenciatura em Física no Amazona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SousaOliveira</text:p>
          </table:table-cell>
          <table:table-cell office:value-type="string" calcext:value-type="string">
            <text:p>RCEM</text:p>
          </table:table-cell>
          <table:table-cell table:style-name="ce4" office:value-type="string" calcext:value-type="string">
            <text:p>A integração do pensamento computacional na formação inicial de professores de matemática: um estudo exploratóri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Graça</text:p>
          </table:table-cell>
          <table:table-cell office:value-type="string" calcext:value-type="string">
            <text:p>RUI</text:p>
          </table:table-cell>
          <table:table-cell table:style-name="ce4" office:value-type="string" calcext:value-type="string">
            <text:p>Pensamento Computacional: desafios para os professore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Neves</text:p>
          </table:table-cell>
          <table:table-cell office:value-type="string" calcext:value-type="string">
            <text:p>SAJ</text:p>
          </table:table-cell>
          <table:table-cell table:style-name="ce4" office:value-type="string" calcext:value-type="string">
            <text:p>PENSAMENTO COMPUTACIONAL E FORMAÇÃO DOCENTE: UM ESTADO D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arneiro</text:p>
          </table:table-cell>
          <table:table-cell office:value-type="string" calcext:value-type="string">
            <text:p>RCP</text:p>
          </table:table-cell>
          <table:table-cell table:style-name="ce4" office:value-type="string" calcext:value-type="string">
            <text:p>Pensamento computacional na educação infantil: análise do conhecimento docente e desafios enfrentados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gueiraMaster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Formação de professores para o desenvolvimento do pensamento computacional nos anos iniciais do ensino fundamenta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lves</text:p>
          </table:table-cell>
          <table:table-cell office:value-type="string" calcext:value-type="string">
            <text:p>REP</text:p>
          </table:table-cell>
          <table:table-cell table:style-name="ce4" office:value-type="string" calcext:value-type="string">
            <text:p>Computação desplugada para o desenvolvimento do pensamento computacional: um estudo com professores do Distrito Federa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raujoDiniz</text:p>
          </table:table-cell>
          <table:table-cell office:value-type="string" calcext:value-type="string">
            <text:p>BJD</text:p>
          </table:table-cell>
          <table:table-cell table:style-name="ce4" office:value-type="string" calcext:value-type="string">
            <text:p>PC\_EDU: Recurso educacional digital para a formação continuada de professores em pensamento computaciona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Lautert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Pensamento computacional e jogos educacionais: uma análise na formação inicial de docentes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Foohs</text:p>
          </table:table-cell>
          <table:table-cell office:value-type="string" calcext:value-type="string">
            <text:p>REI</text:p>
          </table:table-cell>
          <table:table-cell table:style-name="ce4" office:value-type="string" calcext:value-type="string">
            <text:p>Remidiação, pensamento computacional e multiletramentos na formação docente: da fábula à narrativa digital interativ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edeirosTedesco</text:p>
          </table:table-cell>
          <table:table-cell office:value-type="string" calcext:value-type="string">
            <text:p>CBIE</text:p>
          </table:table-cell>
          <table:table-cell table:style-name="ce4" office:value-type="string" calcext:value-type="string">
            <text:p>Formação docente para o ensino-aprendizagem de Pensamento Computacional na Educação de Jovens e Adultos com Poesia Compilad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Sim</text:p>
          </table:table-cell>
          <table:table-cell table:number-columns-repeated="6" office:value-type="string" calcext:value-type="string">
            <text:p>SIM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Hyuri</text:p>
          </table:table-cell>
          <table:table-cell office:value-type="string" calcext:value-type="string">
            <text:p>WEI</text:p>
          </table:table-cell>
          <table:table-cell table:style-name="ce4" office:value-type="string" calcext:value-type="string">
            <text:p>Formação Docente e Pensamento Computacional: Desafios na Utilização do Scratch no Ensino Médio Técnico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Fornari</text:p>
          </table:table-cell>
          <table:table-cell office:value-type="string" calcext:value-type="string">
            <text:p>arace</text:p>
          </table:table-cell>
          <table:table-cell table:style-name="ce4" office:value-type="string" calcext:value-type="string">
            <text:p>EXPLORING COMPUTATIONAL THINKING: AN ANALYSIS WITH SCIENCE TEACHERS FROM THE PERSPECTIVE OF ACTOR-NETWORK THEORY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intra</text:p>
          </table:table-cell>
          <table:table-cell office:value-type="string" calcext:value-type="string">
            <text:p>TCC</text:p>
          </table:table-cell>
          <table:table-cell table:style-name="ce4" office:value-type="string" calcext:value-type="string">
            <text:p>PENSAMENTO COMPUTACIONAL EM AÇÃO: impactos na formação continuada par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Ensino de lógica de programação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GuimarãesMadeira</text:p>
          </table:table-cell>
          <table:table-cell office:value-type="string" calcext:value-type="string">
            <text:p>RMA</text:p>
          </table:table-cell>
          <table:table-cell table:style-name="ce4" office:value-type="string" calcext:value-type="string">
            <text:p>Integrando o Pensamento Computacional via Desenvolvimento de Jogos Digitais na Formação de Educadores: Uma Revisão Sistemática da Literatura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office:value-type="string" calcext:value-type="string">
            <text:p>Ensino de lógica de programação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edeirosTedesco</text:p>
          </table:table-cell>
          <table:table-cell office:value-type="string" calcext:value-type="string">
            <text:p>Renote</text:p>
          </table:table-cell>
          <table:table-cell table:style-name="ce4" office:value-type="string" calcext:value-type="string">
            <text:p>Lacunas formativas docente em Pensamento Computacional</text:p>
          </table:table-cell>
          <table:table-cell table:style-name="ce4" office:value-type="string" calcext:value-type="string">
            <text:p>Ambas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NogueiraMartins</text:p>
          </table:table-cell>
          <table:table-cell office:value-type="string" calcext:value-type="string">
            <text:p>VISU</text:p>
          </table:table-cell>
          <table:table-cell table:style-name="ce4" office:value-type="string" calcext:value-type="string">
            <text:p>Educação e Tecnologia: A Formação de Professores de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Coelho</text:p>
          </table:table-cell>
          <table:table-cell office:value-type="string" calcext:value-type="string">
            <text:p>COB</text:p>
          </table:table-cell>
          <table:table-cell table:style-name="ce4" office:value-type="string" calcext:value-type="string">
            <text:p>Panorama das Pesquisas sobre Pensamento Computacional e Ensino de Computação no Ensino Fundamental: Um Mapeamento Sistemático</text:p>
          </table:table-cell>
          <table:table-cell table:style-name="ce4" office:value-type="string" calcext:value-type="string">
            <text:p>Inicial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antosCoelho</text:p>
          </table:table-cell>
          <table:table-cell office:value-type="string" calcext:value-type="string">
            <text:p>COB</text:p>
          </table:table-cell>
          <table:table-cell table:style-name="ce4" office:value-type="string" calcext:value-type="string">
            <text:p>O Papel do Pensamento Computacional na Formação de Professores para a Educação Básica Uma Revisão Sistemática de Literatura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Fornari</text:p>
          </table:table-cell>
          <table:table-cell office:value-type="string" calcext:value-type="string">
            <text:p>mestrado</text:p>
          </table:table-cell>
          <table:table-cell table:style-name="ce4" office:value-type="string" calcext:value-type="string">
            <text:p>O PENSAMENTO COMPUTACIONAL NA EDUCAÇÃO EM CIÊNCIAS: UMA EXPERIÊNCIA COM PROFESSORES DE EDUCAÇÃO BÁSICA DA REGIÃO OESTE DO PARANÁ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/>
          <table:table-cell office:value-type="string" calcext:value-type="string">
            <text:p>Não</text:p>
          </table:table-cell>
          <table:table-cell table:number-columns-repeated="5"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SantanaHerculani</text:p>
          </table:table-cell>
          <table:table-cell office:value-type="string" calcext:value-type="string">
            <text:p>RBIE</text:p>
          </table:table-cell>
          <table:table-cell table:style-name="ce4" office:value-type="string" calcext:value-type="string">
            <text:p>Percepções dos Professores sobre o Desenvolvimento do Pensamento Computacional na Educação Infantil</text:p>
          </table:table-cell>
          <table:table-cell table:style-name="ce4" office:value-type="string" calcext:value-type="string">
            <text:p>Continuada</text:p>
          </table:table-cell>
          <table:table-cell table:style-name="ce4" office:value-type="string" calcext:value-type="string">
            <text:p>Revisão Sistemática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6" office:value-type="string" calcext:value-type="string">
            <text:p>NÃO</text:p>
          </table:table-cell>
          <table:table-cell table:number-columns-repeated="242"/>
          <table:table-cell table:style-name="Default" table:number-columns-repeated="16127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251"/>
          <table:table-cell table:style-name="Default" table:number-columns-repeated="16127"/>
        </table:table-row>
        <table:table-row table:style-name="ro1">
          <table:table-cell table:number-columns-repeated="257"/>
          <table:table-cell table:style-name="Default" table:number-columns-repeated="16127"/>
        </table:table-row>
        <table:table-row table:style-name="ro1">
          <table:table-cell office:value-type="string" calcext:value-type="string" table:number-columns-spanned="2" table:number-rows-spanned="1">
            <text:p>Metodologias:</text:p>
          </table:table-cell>
          <table:covered-table-cell/>
          <table:table-cell office:value-type="string" calcext:value-type="string">
            <text:p>Empírico</text:p>
          </table:table-cell>
          <table:table-cell office:value-type="string" calcext:value-type="string">
            <text:p>Computação Desplugada</text:p>
          </table:table-cell>
          <table:table-cell office:value-type="string" calcext:value-type="string">
            <text:p>Continuada</text:p>
          </table:table-cell>
          <table:table-cell table:formula="of:=COUNTIF([.E$1:.E$125];&quot;Continuada&quot;)" office:value-type="float" office:value="52" calcext:value-type="float">
            <text:p>52</text:p>
          </table:table-cell>
          <table:table-cell table:formula="of:=[.F127]/[.$I$128]" office:value-type="float" office:value="0.422764227642276" calcext:value-type="float">
            <text:p>0.422764227642276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table:number-columns-repeated="2"/>
          <table:table-cell office:value-type="string" calcext:value-type="string">
            <text:p>Proposta e discussão</text:p>
          </table:table-cell>
          <table:table-cell office:value-type="string" calcext:value-type="string">
            <text:p>Robótica Educacional</text:p>
          </table:table-cell>
          <table:table-cell office:value-type="string" calcext:value-type="string">
            <text:p>Inicial</text:p>
          </table:table-cell>
          <table:table-cell table:formula="of:=COUNTIF([.E$1:.E$125];&quot;Inicial&quot;)" office:value-type="float" office:value="49" calcext:value-type="float">
            <text:p>49</text:p>
          </table:table-cell>
          <table:table-cell table:formula="of:=[.F128]/[.$I$128]" office:value-type="float" office:value="0.398373983739837" calcext:value-type="float">
            <text:p>0.398373983739837</text:p>
          </table:table-cell>
          <table:table-cell office:value-type="string" calcext:value-type="string">
            <text:p>Total</text:p>
          </table:table-cell>
          <table:table-cell table:formula="of:=SUM([.F127:.F129])" office:value-type="float" office:value="123" calcext:value-type="float">
            <text:p>123</text:p>
          </table:table-cell>
          <table:table-cell table:number-columns-repeated="248"/>
          <table:table-cell table:style-name="Default" table:number-columns-repeated="16127"/>
        </table:table-row>
        <table:table-row table:style-name="ro1">
          <table:table-cell table:number-columns-repeated="2"/>
          <table:table-cell office:value-type="string" calcext:value-type="string">
            <text:p>Relato de experiência</text:p>
          </table:table-cell>
          <table:table-cell office:value-type="string" calcext:value-type="string">
            <text:p>Gamificação</text:p>
          </table:table-cell>
          <table:table-cell office:value-type="string" calcext:value-type="string">
            <text:p>Ambas</text:p>
          </table:table-cell>
          <table:table-cell table:formula="of:=COUNTIF([.E$1:.E$125];&quot;Ambas&quot;)" office:value-type="float" office:value="22" calcext:value-type="float">
            <text:p>22</text:p>
          </table:table-cell>
          <table:table-cell table:formula="of:=[.F129]/[.$I$128]" office:value-type="float" office:value="0.178861788617886" calcext:value-type="float">
            <text:p>0.178861788617886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Revisão Sistemática</text:p>
          </table:table-cell>
          <table:table-cell office:value-type="string" calcext:value-type="string">
            <text:p>Ensino de lógica de programação</text:p>
          </table:table-cell>
          <table:table-cell table:number-columns-repeated="2"/>
          <table:table-cell table:formula="of:=[.F130]/[.$I$128]" office:value-type="float" office:value="0" calcext:value-type="float">
            <text:p>0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string" calcext:value-type="string">
            <text:p>Não</text:p>
          </table:table-cell>
          <table:table-cell office:value-type="string" calcext:value-type="string">
            <text:p>Continuada</text:p>
          </table:table-cell>
          <table:table-cell office:value-type="string" calcext:value-type="string">
            <text:p>Estudo de Caso</text:p>
          </table:table-cell>
          <table:table-cell office:value-type="string" calcext:value-type="string">
            <text:p>Metodologia Ativa</text:p>
          </table:table-cell>
          <table:table-cell office:value-type="string" calcext:value-type="string">
            <text:p>Empírico</text:p>
          </table:table-cell>
          <table:table-cell table:formula="of:=COUNTIF([.F$1:.F$125];&quot;Empírico&quot;)" office:value-type="float" office:value="79" calcext:value-type="float">
            <text:p>79</text:p>
          </table:table-cell>
          <table:table-cell table:formula="of:=[.F131]/[.$I$128]" office:value-type="float" office:value="0.642276422764228" calcext:value-type="float">
            <text:p>0.642276422764228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/>
          <table:table-cell office:value-type="string" calcext:value-type="string">
            <text:p>Ambas</text:p>
          </table:table-cell>
          <table:table-cell/>
          <table:table-cell office:value-type="string" calcext:value-type="string">
            <text:p>Scratch</text:p>
          </table:table-cell>
          <table:table-cell office:value-type="string" calcext:value-type="string">
            <text:p>Proposta e Discussão</text:p>
          </table:table-cell>
          <table:table-cell table:formula="of:=COUNTIF([.F$1:.F$125];&quot;Proposta e discussão&quot;)" office:value-type="float" office:value="10" calcext:value-type="float">
            <text:p>10</text:p>
          </table:table-cell>
          <table:table-cell table:formula="of:=[.F132]/[.$I$128]" office:value-type="float" office:value="0.0813008130081301" calcext:value-type="float">
            <text:p>0.0813008130081301</text:p>
          </table:table-cell>
          <table:table-cell table:formula="of:=SUM([.G132:.G133])" office:value-type="float" office:value="0.357723577235772" calcext:value-type="float">
            <text:p>0.357723577235772</text:p>
          </table:table-cell>
          <table:table-cell table:number-columns-repeated="249"/>
          <table:table-cell table:style-name="Default" table:number-columns-repeated="16127"/>
        </table:table-row>
        <table:table-row table:style-name="ro1">
          <table:table-cell table:number-columns-repeated="4"/>
          <table:table-cell office:value-type="string" calcext:value-type="string">
            <text:p>Revisão Sistemática</text:p>
          </table:table-cell>
          <table:table-cell table:formula="of:=COUNTIF([.F$1:.F$125];&quot;Revisão Sistemática&quot;)" office:value-type="float" office:value="34" calcext:value-type="float">
            <text:p>34</text:p>
          </table:table-cell>
          <table:table-cell table:formula="of:=[.F133]/[.$I$128]" office:value-type="float" office:value="0.276422764227642" calcext:value-type="float">
            <text:p>0.276422764227642</text:p>
          </table:table-cell>
          <table:table-cell table:formula="of:=[.F133]/SUM([.F132:.F133])" office:value-type="float" office:value="0.772727272727273" calcext:value-type="float">
            <text:p>0.772727272727273</text:p>
          </table:table-cell>
          <table:table-cell table:number-columns-repeated="249"/>
          <table:table-cell table:style-name="Default" table:number-columns-repeated="16127"/>
        </table:table-row>
        <table:table-row table:style-name="ro1">
          <table:table-cell table:number-columns-repeated="6"/>
          <table:table-cell table:formula="of:=[.F134]/[.$I$128]" office:value-type="float" office:value="0" calcext:value-type="float">
            <text:p>0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table:number-columns-repeated="4"/>
          <table:table-cell office:value-type="string" calcext:value-type="string">
            <text:p>Robótica Educacional</text:p>
          </table:table-cell>
          <table:table-cell table:formula="of:=COUNTIF([.G2:.H125];&quot;Robótica Educacional&quot;)" office:value-type="float" office:value="7" calcext:value-type="float">
            <text:p>7</text:p>
          </table:table-cell>
          <table:table-cell table:formula="of:=[.F135]/[.$I$128]" office:value-type="float" office:value="0.0569105691056911" calcext:value-type="float">
            <text:p>0.0569105691056911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table:number-columns-repeated="4"/>
          <table:table-cell office:value-type="string" calcext:value-type="string">
            <text:p>Scratch</text:p>
          </table:table-cell>
          <table:table-cell table:formula="of:=COUNTIF([.G2:.H125];&quot;Scratch&quot;)" office:value-type="float" office:value="0" calcext:value-type="float">
            <text:p>0</text:p>
          </table:table-cell>
          <table:table-cell table:formula="of:=[.F136]/[.$I$128]" office:value-type="float" office:value="0" calcext:value-type="float">
            <text:p>0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table:number-columns-repeated="4"/>
          <table:table-cell office:value-type="string" calcext:value-type="string">
            <text:p>Ensino de Lógica de Programação</text:p>
          </table:table-cell>
          <table:table-cell table:formula="of:=COUNTIF([.G2:.H125];&quot;Ensino de lógica de programação&quot;)" office:value-type="float" office:value="55" calcext:value-type="float">
            <text:p>55</text:p>
          </table:table-cell>
          <table:table-cell table:formula="of:=[.F137]/[.$I$128]" office:value-type="float" office:value="0.447154471544715" calcext:value-type="float">
            <text:p>0.447154471544715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table:number-columns-repeated="4"/>
          <table:table-cell office:value-type="string" calcext:value-type="string">
            <text:p>Gamificação</text:p>
          </table:table-cell>
          <table:table-cell table:formula="of:=COUNTIF([.G2:.H125];&quot;Gamificação&quot;)" office:value-type="float" office:value="11" calcext:value-type="float">
            <text:p>11</text:p>
          </table:table-cell>
          <table:table-cell table:formula="of:=[.F138]/[.$I$128]" office:value-type="float" office:value="0.0894308943089431" calcext:value-type="float">
            <text:p>0.0894308943089431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table:number-columns-repeated="4"/>
          <table:table-cell office:value-type="string" calcext:value-type="string">
            <text:p>Metodologia Ativa</text:p>
          </table:table-cell>
          <table:table-cell table:formula="of:=COUNTIF([.$G$1:.$H$125];&quot;Metodologia Ativa&quot;)" office:value-type="float" office:value="0" calcext:value-type="float">
            <text:p>0</text:p>
          </table:table-cell>
          <table:table-cell table:formula="of:=[.F139]/[.$I$128]" office:value-type="float" office:value="0" calcext:value-type="float">
            <text:p>0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table:number-columns-repeated="4"/>
          <table:table-cell office:value-type="string" calcext:value-type="string">
            <text:p>Computação Desplugada</text:p>
          </table:table-cell>
          <table:table-cell table:formula="of:=COUNTIF([.G2:.H125];&quot;Computação Desplugada&quot;)" office:value-type="float" office:value="29" calcext:value-type="float">
            <text:p>29</text:p>
          </table:table-cell>
          <table:table-cell table:formula="of:=[.F140]/[.$I$128]" office:value-type="float" office:value="0.235772357723577" calcext:value-type="float">
            <text:p>0.235772357723577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number of studies</text:p>
          </table:table-cell>
          <table:table-cell table:number-columns-repeated="2"/>
          <table:table-cell office:value-type="string" calcext:value-type="string">
            <text:p>Não reportado</text:p>
          </table:table-cell>
          <table:table-cell table:formula="of:=COUNTIF([.G2:.G124];&quot;&quot;)" office:value-type="float" office:value="45" calcext:value-type="float">
            <text:p>45</text:p>
          </table:table-cell>
          <table:table-cell table:formula="of:=[.F141]/[.$I$128]" office:value-type="float" office:value="0.365853658536585" calcext:value-type="float">
            <text:p>0.365853658536585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table:number-columns-repeated="257"/>
          <table:table-cell table:style-name="Default" table:number-columns-repeated="1612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1:.A59];[.A143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nline?</text:p>
          </table:table-cell>
          <table:table-cell/>
          <table:table-cell table:formula="of:=[.F143]/[.$I$128]" office:value-type="float" office:value="0" calcext:value-type="float">
            <text:p>0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2:.A125];[.A14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formula="of:=COUNTIF([.I:.I];&quot;Sim&quot;)" office:value-type="float" office:value="21" calcext:value-type="float">
            <text:p>21</text:p>
          </table:table-cell>
          <table:table-cell table:formula="of:=[.F144]/[.$I$128]" office:value-type="float" office:value="0.170731707317073" calcext:value-type="float">
            <text:p>0.170731707317073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COUNTIF([.A3:.A126];[.A145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formula="of:=COUNTIF([.I:.I];&quot;Não&quot;)" office:value-type="float" office:value="102" calcext:value-type="float">
            <text:p>102</text:p>
          </table:table-cell>
          <table:table-cell table:formula="of:=[.F145]/[.$I$128]" office:value-type="float" office:value="0.829268292682927" calcext:value-type="float">
            <text:p>0.829268292682927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COUNTIF([.A4:.A127];[.A146])" office:value-type="float" office:value="5" calcext:value-type="float">
            <text:p>5</text:p>
          </table:table-cell>
          <table:table-cell table:number-columns-repeated="4"/>
          <table:table-cell table:formula="of:=[.F146]/[.$I$128]" office:value-type="float" office:value="0" calcext:value-type="float">
            <text:p>0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COUNTIF([.A5:.A126];[.A147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abiidades?</text:p>
          </table:table-cell>
          <table:table-cell table:formula="of:=COUNTIF([.J:.J];&quot;SIM&quot;)" office:value-type="float" office:value="84" calcext:value-type="float">
            <text:p>84</text:p>
          </table:table-cell>
          <table:table-cell table:formula="of:=[.F147]/[.$I$128]" office:value-type="float" office:value="0.682926829268293" calcext:value-type="float">
            <text:p>0.682926829268293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COUNTIF([.A6:.A127];[.A148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bstração</text:p>
          </table:table-cell>
          <table:table-cell table:formula="of:=COUNTIF([.K:.K];&quot;SIM&quot;)" office:value-type="float" office:value="78" calcext:value-type="float">
            <text:p>78</text:p>
          </table:table-cell>
          <table:table-cell table:formula="of:=[.F148]/[.$I$128]" office:value-type="float" office:value="0.634146341463415" calcext:value-type="float">
            <text:p>0.634146341463415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COUNTIF([.A7:.A128];[.A149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composição</text:p>
          </table:table-cell>
          <table:table-cell table:formula="of:=COUNTIF([.L:.L];&quot;SIM&quot;)" office:value-type="float" office:value="77" calcext:value-type="float">
            <text:p>77</text:p>
          </table:table-cell>
          <table:table-cell table:formula="of:=[.F149]/[.$I$128]" office:value-type="float" office:value="0.626016260162602" calcext:value-type="float">
            <text:p>0.626016260162602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COUNTIF([.A8:.A129];[.A150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Generalização</text:p>
          </table:table-cell>
          <table:table-cell table:formula="of:=COUNTIF([.N:.N];&quot;SIM&quot;)" office:value-type="float" office:value="77" calcext:value-type="float">
            <text:p>77</text:p>
          </table:table-cell>
          <table:table-cell table:formula="of:=[.F150]/[.$I$128]" office:value-type="float" office:value="0.626016260162602" calcext:value-type="float">
            <text:p>0.626016260162602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COUNTIF([.A9:.A130];[.A151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aciocínio Algorítmico</text:p>
          </table:table-cell>
          <table:table-cell table:formula="of:=COUNTIF([.M:.M];&quot;SIM&quot;)" office:value-type="float" office:value="78" calcext:value-type="float">
            <text:p>78</text:p>
          </table:table-cell>
          <table:table-cell table:formula="of:=[.F151]/[.$I$128]" office:value-type="float" office:value="0.634146341463415" calcext:value-type="float">
            <text:p>0.634146341463415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COUNTIF([.A10:.A131];[.A152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valiação Evolutiva</text:p>
          </table:table-cell>
          <table:table-cell table:formula="of:=COUNTIF([.O:.O];&quot;SIM&quot;)" office:value-type="float" office:value="29" calcext:value-type="float">
            <text:p>29</text:p>
          </table:table-cell>
          <table:table-cell table:formula="of:=[.F152]/[.$I$128]" office:value-type="float" office:value="0.235772357723577" calcext:value-type="float">
            <text:p>0.235772357723577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COUNTIF([.A11:.A132];[.A153])" office:value-type="float" office:value="24" calcext:value-type="float">
            <text:p>24</text:p>
          </table:table-cell>
          <table:table-cell table:number-columns-repeated="255"/>
          <table:table-cell table:style-name="Default" table:number-columns-repeated="16127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COUNTIF([.A12:.A134];[.A154])" office:value-type="float" office:value="17" calcext:value-type="float">
            <text:p>17</text:p>
          </table:table-cell>
          <table:table-cell table:number-columns-repeated="3"/>
          <table:table-cell table:formula="of:=[.F148]-[.F152]" office:value-type="float" office:value="49" calcext:value-type="float">
            <text:p>49</text:p>
          </table:table-cell>
          <table:table-cell table:formula="of:=[.F154]/[.I128]" office:value-type="float" office:value="0.398373983739837" calcext:value-type="float">
            <text:p>0.398373983739837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table:number-columns-repeated="5"/>
          <table:table-cell table:formula="of:=[.F152]/[.F151]" office:value-type="float" office:value="0.371794871794872" calcext:value-type="float">
            <text:p>0.371794871794872</text:p>
          </table:table-cell>
          <table:table-cell table:number-columns-repeated="251"/>
          <table:table-cell table:style-name="Default" table:number-columns-repeated="16127"/>
        </table:table-row>
        <table:table-row table:style-name="ro1">
          <table:table-cell/>
          <table:table-cell table:formula="of:=SUM([.B143:.B154])" office:value-type="float" office:value="123" calcext:value-type="float">
            <text:p>123</text:p>
          </table:table-cell>
          <table:table-cell table:number-columns-repeated="3"/>
          <table:table-cell table:formula="of:=100-([.F155]*100)" office:value-type="float" office:value="62.8205128205128" calcext:value-type="float">
            <text:p>62.8205128205128</text:p>
          </table:table-cell>
          <table:table-cell table:number-columns-repeated="251"/>
          <table:table-cell table:style-name="Default" table:number-columns-repeated="16127"/>
        </table:table-row>
        <table:table-row table:style-name="ro1">
          <table:table-cell table:number-columns-repeated="257"/>
          <table:table-cell table:style-name="Default" table:number-columns-repeated="16127"/>
        </table:table-row>
        <table:table-row table:style-name="ro1">
          <table:table-cell table:number-columns-repeated="5"/>
          <table:table-cell table:formula="of:=123-[.F152]-[.F154]" office:value-type="float" office:value="45" calcext:value-type="float">
            <text:p>45</text:p>
          </table:table-cell>
          <table:table-cell table:formula="of:=[.F158]/[.I128]" office:value-type="float" office:value="0.365853658536585" calcext:value-type="float">
            <text:p>0.365853658536585</text:p>
          </table:table-cell>
          <table:table-cell table:number-columns-repeated="250"/>
          <table:table-cell table:style-name="Default" table:number-columns-repeated="16127"/>
        </table:table-row>
        <table:table-row table:style-name="ro1">
          <table:table-cell office:value-type="string" calcext:value-type="string">
            <text:p>Após 2021</text:p>
          </table:table-cell>
          <table:table-cell table:formula="of:=SUM([.B150:.B154])" office:value-type="float" office:value="84" calcext:value-type="float">
            <text:p>84</text:p>
          </table:table-cell>
          <table:table-cell table:formula="of:=[.B159]/[.B156]" office:value-type="float" office:value="0.682926829268293" calcext:value-type="float">
            <text:p>0.682926829268293</text:p>
          </table:table-cell>
          <table:table-cell table:number-columns-repeated="254"/>
          <table:table-cell table:style-name="Default" table:number-columns-repeated="16127"/>
        </table:table-row>
        <table:table-row table:style-name="ro1" table:number-rows-repeated="3">
          <table:table-cell table:number-columns-repeated="257"/>
          <table:table-cell table:style-name="Default" table:number-columns-repeated="16127"/>
        </table:table-row>
        <table:table-row table:style-name="ro1">
          <table:table-cell/>
          <table:table-cell office:value-type="string" calcext:value-type="string">
            <text:p>RBIE</text:p>
          </table:table-cell>
          <table:table-cell table:formula="of:=COUNTIF([.C2:.C124];&quot;RBIE&quot;)" office:value-type="float" office:value="5" calcext:value-type="float">
            <text:p>5</text:p>
          </table:table-cell>
          <table:table-cell table:style-name="ce10" table:formula="of:=[.C163]/[.$B$156]" office:value-type="float" office:value="0.040650406504065" calcext:value-type="float">
            <text:p>0.040650406504065</text:p>
          </table:table-cell>
          <table:table-cell table:number-columns-repeated="253"/>
          <table:table-cell table:style-name="Default" table:number-columns-repeated="16127"/>
        </table:table-row>
        <table:table-row table:style-name="ro1">
          <table:table-cell/>
          <table:table-cell office:value-type="string" calcext:value-type="string">
            <text:p>CBIE</text:p>
          </table:table-cell>
          <table:table-cell table:formula="of:=COUNTIF([.C2:.C124];&quot;CBIE&quot;)" office:value-type="float" office:value="20" calcext:value-type="float">
            <text:p>20</text:p>
          </table:table-cell>
          <table:table-cell table:style-name="ce10" table:formula="of:=[.C164]/[.$B$156]" office:value-type="float" office:value="0.16260162601626" calcext:value-type="float">
            <text:p>0.16260162601626</text:p>
          </table:table-cell>
          <table:table-cell table:number-columns-repeated="253"/>
          <table:table-cell table:style-name="Default" table:number-columns-repeated="16127"/>
        </table:table-row>
        <table:table-row table:style-name="ro1">
          <table:table-cell/>
          <table:table-cell office:value-type="string" calcext:value-type="string">
            <text:p>Renote</text:p>
          </table:table-cell>
          <table:table-cell table:formula="of:=COUNTIF([.C2:.C124];&quot;Renote&quot;)" office:value-type="float" office:value="14" calcext:value-type="float">
            <text:p>14</text:p>
          </table:table-cell>
          <table:table-cell table:style-name="ce10" table:formula="of:=[.C165]/[.$B$156]" office:value-type="float" office:value="0.113821138211382" calcext:value-type="float">
            <text:p>0.113821138211382</text:p>
          </table:table-cell>
          <table:table-cell table:number-columns-repeated="253"/>
          <table:table-cell table:style-name="Default" table:number-columns-repeated="16127"/>
        </table:table-row>
        <table:table-row table:style-name="ro1">
          <table:table-cell/>
          <table:table-cell office:value-type="string" calcext:value-type="string">
            <text:p>WEI</text:p>
          </table:table-cell>
          <table:table-cell table:formula="of:=COUNTIF([.C2:.C124];&quot;WEI&quot;)" office:value-type="float" office:value="5" calcext:value-type="float">
            <text:p>5</text:p>
          </table:table-cell>
          <table:table-cell table:style-name="ce10" table:formula="of:=[.C166]/[.$B$156]" office:value-type="float" office:value="0.040650406504065" calcext:value-type="float">
            <text:p>0.040650406504065</text:p>
          </table:table-cell>
          <table:table-cell table:number-columns-repeated="253"/>
          <table:table-cell table:style-name="Default" table:number-columns-repeated="16127"/>
        </table:table-row>
        <table:table-row table:style-name="ro1">
          <table:table-cell/>
          <table:table-cell office:value-type="string" calcext:value-type="string">
            <text:p>mestrado</text:p>
          </table:table-cell>
          <table:table-cell table:formula="of:=COUNTIF([.C2:.C124];&quot;mestrado&quot;)" office:value-type="float" office:value="18" calcext:value-type="float">
            <text:p>18</text:p>
          </table:table-cell>
          <table:table-cell table:style-name="ce10" table:formula="of:=[.C167]/[.$B$156]" office:value-type="float" office:value="0.146341463414634" calcext:value-type="float">
            <text:p>0.146341463414634</text:p>
          </table:table-cell>
          <table:table-cell table:number-columns-repeated="253"/>
          <table:table-cell table:style-name="Default" table:number-columns-repeated="16127"/>
        </table:table-row>
        <table:table-row table:style-name="ro1">
          <table:table-cell/>
          <table:table-cell office:value-type="string" calcext:value-type="string">
            <text:p>doutorado</text:p>
          </table:table-cell>
          <table:table-cell table:formula="of:=COUNTIF([.C2:.C124];&quot;doutorado&quot;)" office:value-type="float" office:value="5" calcext:value-type="float">
            <text:p>5</text:p>
          </table:table-cell>
          <table:table-cell table:style-name="ce10" table:formula="of:=[.C168]/[.$B$156]" office:value-type="float" office:value="0.040650406504065" calcext:value-type="float">
            <text:p>0.040650406504065</text:p>
          </table:table-cell>
          <table:table-cell table:number-columns-repeated="253"/>
          <table:table-cell table:style-name="Default" table:number-columns-repeated="16127"/>
        </table:table-row>
        <table:table-row table:style-name="ro1">
          <table:table-cell/>
          <table:table-cell table:style-name="Default" table:number-columns-repeated="2"/>
          <table:table-cell table:style-name="ce10" table:formula="of:=[.C169]/[.$B$156]" office:value-type="float" office:value="0" calcext:value-type="float">
            <text:p>0</text:p>
          </table:table-cell>
          <table:table-cell table:number-columns-repeated="253"/>
          <table:table-cell table:style-name="Default" table:number-columns-repeated="16127"/>
        </table:table-row>
        <table:table-row table:style-name="ro1">
          <table:table-cell/>
          <table:table-cell table:style-name="ce8" office:value-type="string" calcext:value-type="string">
            <text:p>others</text:p>
          </table:table-cell>
          <table:table-cell table:style-name="ce8" table:formula="of:=[.B156]-SUM([.C163:.C168])" office:value-type="float" office:value="56" calcext:value-type="float">
            <text:p>56</text:p>
          </table:table-cell>
          <table:table-cell table:style-name="ce10" table:formula="of:=[.C170]/[.$B$156]" office:value-type="float" office:value="0.455284552845528" calcext:value-type="float">
            <text:p>0.455284552845528</text:p>
          </table:table-cell>
          <table:table-cell table:number-columns-repeated="253"/>
          <table:table-cell table:style-name="Default" table:number-columns-repeated="16127"/>
        </table:table-row>
        <table:table-row table:style-name="ro1" table:number-rows-repeated="3">
          <table:table-cell table:number-columns-repeated="257"/>
          <table:table-cell table:style-name="Default" table:number-columns-repeated="16127"/>
        </table:table-row>
        <table:table-row table:style-name="ro1">
          <table:table-cell table:number-columns-repeated="2"/>
          <table:table-cell table:formula="of:=SUM([.C163:.C170])" office:value-type="float" office:value="123" calcext:value-type="float">
            <text:p>123</text:p>
          </table:table-cell>
          <table:table-cell table:number-columns-repeated="254"/>
          <table:table-cell table:style-name="Default" table:number-columns-repeated="16127"/>
        </table:table-row>
        <table:table-row table:style-name="ro1" table:number-rows-repeated="1048401">
          <table:table-cell table:number-columns-repeated="257"/>
          <table:table-cell table:style-name="Default" table:number-columns-repeated="16127"/>
        </table:table-row>
        <table:table-row table:style-name="ro5">
          <table:table-cell table:number-columns-repeated="257"/>
          <table:table-cell table:style-name="Default" table:number-columns-repeated="16127"/>
        </table:table-row>
      </table:table>
      <table:named-expressions>
        <table:named-expression table:name="_xleta_COUNT" table:base-cell-address="$Sheet1.$A$1" table:expression=""/>
      </table:named-expressions>
      <table:database-ranges>
        <table:database-range table:name="__Anonymous_Sheet_DB__0" table:target-range-address="Sheet1.A1:Sheet1.O17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Times" svg:font-family="Times"/>
    <style:font-face style:name="TimesNewRomanPSMT" svg:font-family="TimesNewRomanPSMT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R$ </number:text>
      <number:number number:decimal-places="0" number:min-decimal-places="0" number:min-integer-digits="1" number:grouping="true"/>
    </number:number-style>
    <number:number-style style:name="N130">
      <number:text>-R$ 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R$ 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R$ </number:text>
      <number:number number:decimal-places="2" number:min-decimal-places="2" number:min-integer-digits="1" number:grouping="true"/>
    </number:number-style>
    <number:number-style style:name="N133">
      <number:text>-R$ 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R$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8P2" style:volatile="true">
      <number:text loext:blank-width-char="-"> </number:text>
      <number:fill-character> </number:fill-character>
      <number:text>- _-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R$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3399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3366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993366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c0c0c0" fo:padding="0.028in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1" style:family="table-cell" style:parent-style-name="Default">
      <style:table-cell-properties fo:background-color="#00808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4" style:family="table-cell" style:parent-style-name="Default">
      <style:table-cell-properties fo:background-color="#00ccff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5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8080" fo:padding="0.028in"/>
      <style:text-properties fo:color="#ff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028in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Default_20_1" style:display-name="Default 1" style:family="table-cell" style:parent-style-name="Default">
      <style:table-cell-properties fo:padding="0.028in"/>
    </style:style>
    <style:style style:name="Error_20_1" style:display-name="Error 1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border-bottom="1.76pt solid #33cccc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74pt solid #808080" fo:padding="0.028in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9933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808080" fo:padding="0.028in" style:rotation-align="non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fo:border="0.74pt solid #333333" fo:padding="0.028in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Result_20_1" style:display-name="Result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" style:display-name="Status 1" style:family="table-cell" style:parent-style-name="Default">
      <style:table-cell-properties fo:padding="0.028in"/>
    </style:style>
    <style:style style:name="Text_20_1" style:display-name="Text 1" style:family="table-cell" style:parent-style-name="Default">
      <style:table-cell-properties fo:padding="0.028in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name-asian="Aptos Display" style:font-family-asian="'Aptos Display'" style:font-family-generic-asian="swiss" style:font-pitch-asian="variable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Total" style:family="table-cell" style:parent-style-name="Default">
      <style:table-cell-properties fo:border-bottom="2.49pt double-thin #008080" style:border-line-width-bottom="0.0071in 0.0209in 0.0071in" fo:border-left="none" fo:padding="0.028in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Warning_20_1" style:display-name="Warning 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first-page-number="continue" style:writing-mode="lr-tb"/>
      <style:header-style>
        <style:header-footer-properties fo:min-height="0.2953in" fo:margin-left="0.748in" fo:margin-right="0.748in" fo:margin-bottom="0.2547in"/>
      </style:header-style>
      <style:footer-style>
        <style:header-footer-properties fo:min-height="0.2953in" fo:margin-left="0.748in" fo:margin-right="0.748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 style:data-style-name="N2" text:time-value="12:11:57.28152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22T14:43:43.200095000</dc:date>
    <meta:editing-duration>P9DT23H41M32S</meta:editing-duration>
    <meta:editing-cycles>5</meta:editing-cycles>
    <meta:generator>LibreOffice/25.2.7.2$MacOSX_AARCH64 LibreOffice_project/5cbfd1ab6520636bb5f7b99185aa69bd7456825d</meta:generator>
    <meta:document-statistic meta:table-count="1" meta:cell-count="18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draw:fill="none" draw:fill-color="#000000"/>
      <style:text-properties fo:color="#000000" fo:font-family="'Al Nile'" style:font-style-name="Regular" fo:font-size="14pt" style:font-size-asian="9.19999980926514pt" style:font-size-complex="9.199999809265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loext:major-origin="0" chart:axis-position="0" chart:tick-mark-position="at-axis"/>
      <style:graphic-properties svg:stroke-width="0.035cm" svg:stroke-color="#c0c0c0"/>
      <style:text-properties fo:color="#000000" fo:font-family="'Aptos Narrow'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width="0.035cm" svg:stroke-color="#c0c0c0"/>
      <style:text-properties fo:color="#000000" fo:font-family="'Aptos Narrow'" fo:font-size="10pt" style:font-size-asian="10pt" style:font-size-complex="10pt"/>
    </style:style>
    <style:style style:name="ch6" style:family="chart">
      <style:graphic-properties svg:stroke-width="0.035cm" svg:stroke-color="#c0c0c0"/>
    </style:style>
    <style:style style:name="ch7" style:family="chart" style:data-style-name="N0">
      <style:chart-properties chart:link-data-style-to-source="true"/>
      <style:graphic-properties draw:stroke="none" draw:fill-color="#003366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c0c0c0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7.735cm" svg:height="10.973cm" xlink:href=".." xlink:type="simple" chart:class="chart:bar" chart:style-name="ch1">
        <chart:legend chart:legend-position="end" svg:x="2.015cm" svg:y="0.79cm" style:legend-expansion="custom" svg:width="6.337cm" svg:height="1.184cm" style:legend-expansion-aspect-ratio="5.35219594594595" chart:style-name="ch2"/>
        <chart:plot-area chart:style-name="ch3" svg:x="0.261cm" svg:y="0.061cm" svg:width="17.062cm" svg:height="10.904cm">
          <chart:coordinate-region svg:x="0.688cm" svg:y="0.27cm" svg:width="16.635cm" svg:height="10.178cm"/>
          <chart:axis chart:dimension="x" chart:name="primary-x" chart:style-name="ch4" chartooo:axis-type="auto">
            <chartooo:date-scale/>
            <chart:categories table:cell-range-address="Sheet1.A143:Sheet1.A1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3:Sheet1.B154" chart:label-cell-address="Sheet1.B141:Sheet1.B14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studies</text:p>
                <draw:g>
                  <svg:desc>Sheet1.B141:Sheet1.B141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Sheet1.A143:Sheet1.A154</svg:desc>
                </draw:g>
              </table:table-cell>
              <table:table-cell office:value-type="float" office:value="1">
                <text:p>1</text:p>
                <draw:g>
                  <svg:desc>Sheet1.B143:Sheet1.B154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MacOSX_AARCH64 LibreOffice_project/5cbfd1ab6520636bb5f7b99185aa69bd7456825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